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845cm"/>
    </style:style>
    <style:style style:name="Tabla1.B" style:family="table-column">
      <style:table-column-properties style:column-width="6.77cm"/>
    </style:style>
    <style:style style:name="Tabla1.C" style:family="table-column">
      <style:table-column-properties style:column-width="7.385cm"/>
    </style:style>
    <style:style style:name="Tabla1.A1" style:family="table-cell">
      <style:table-cell-properties style:vertical-align="middle" fo:background-color="#b4c7dc" fo:padding="0.097cm" fo:border-left="0.5pt solid #2a6099" fo:border-right="none" fo:border-top="0.5pt solid #2a6099" fo:border-bottom="0.5pt solid #2a6099">
        <style:background-image/>
      </style:table-cell-properties>
    </style:style>
    <style:style style:name="Tabla1.C1" style:family="table-cell">
      <style:table-cell-properties style:vertical-align="middle" fo:background-color="#b4c7dc" fo:padding="0.097cm" fo:border="0.5pt solid #2a6099">
        <style:background-image/>
      </style:table-cell-properties>
    </style:style>
    <style:style style:name="Tabla1.A2" style:family="table-cell">
      <style:table-cell-properties style:vertical-align="middle" fo:background-color="#b4c7dc" fo:padding="0.097cm" fo:border-left="0.5pt solid #2a6099" fo:border-right="none" fo:border-top="none" fo:border-bottom="0.5pt solid #2a6099">
        <style:background-image/>
      </style:table-cell-properties>
    </style:style>
    <style:style style:name="Tabla1.B2" style:family="table-cell">
      <style:table-cell-properties style:vertical-align="middle" fo:padding="0.097cm" fo:border-left="0.5pt solid #2a6099" fo:border-right="none" fo:border-top="none" fo:border-bottom="0.5pt solid #2a6099"/>
    </style:style>
    <style:style style:name="Tabla1.C2" style:family="table-cell">
      <style:table-cell-properties style:vertical-align="middle" fo:padding="0.097cm" fo:border-left="0.5pt solid #2a6099" fo:border-right="0.5pt solid #2a6099" fo:border-top="none" fo:border-bottom="0.5pt solid #2a6099"/>
    </style:style>
    <style:style style:name="Tabla1.B3" style:family="table-cell">
      <style:table-cell-properties style:vertical-align="middle" fo:padding="0.097cm" fo:border-left="0.5pt solid #2a6099" fo:border-right="none" fo:border-top="none" fo:border-bottom="0.5pt solid #2a6099"/>
    </style:style>
    <style:style style:name="Tabla1.C3" style:family="table-cell">
      <style:table-cell-properties style:vertical-align="middle" fo:padding="0.097cm" fo:border-left="0.5pt solid #2a6099" fo:border-right="0.5pt solid #2a6099" fo:border-top="none" fo:border-bottom="0.5pt solid #2a6099"/>
    </style:style>
    <style:style style:name="P1" style:family="paragraph" style:parent-style-name="Quotations">
      <loext:graphic-properties draw:fill="solid" draw:fill-color="#f0f2f5" draw:opacity="100%"/>
      <style:paragraph-properties fo:margin-left="0cm" fo:margin-right="0cm" fo:margin-top="0cm" fo:margin-bottom="0cm" style:contextual-spacing="false" fo:line-height="115%" fo:orphans="2" fo:widows="2" fo:text-indent="0cm" style:auto-text-indent="false" fo:background-color="#f0f2f5"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2" style:family="paragraph" style:parent-style-name="Quotations">
      <loext:graphic-properties draw:fill="solid" draw:fill-color="#f0f2f5" draw:opacity="100%"/>
      <style:paragraph-properties fo:margin-left="0cm" fo:margin-right="0cm" fo:margin-top="0cm" fo:margin-bottom="0cm" style:contextual-spacing="false" fo:line-height="115%" fo:orphans="2" fo:widows="2" fo:text-indent="0cm" style:auto-text-indent="false" fo:background-color="#f0f2f5" fo:padding="0cm" fo:border="none"/>
    </style:style>
    <style:style style:name="P3" style:family="paragraph" style:parent-style-name="Standard">
      <style:paragraph-properties fo:margin-left="0cm" fo:margin-right="0cm" fo:margin-top="0cm" fo:margin-bottom="0.254cm" style:contextual-spacing="false" style:line-height-at-least="0.508cm" fo:orphans="2" fo:widows="2" fo:text-indent="0cm" style:auto-text-indent="false"/>
    </style:style>
    <style:style style:name="P4" style:family="paragraph" style:parent-style-name="Standard" style:list-style-name="L27">
      <style:paragraph-properties fo:margin-top="0cm" fo:margin-bottom="0.254cm" style:contextual-spacing="false" style:line-height-at-least="0.508cm" fo:orphans="2" fo:widows="2"/>
      <style:text-properties officeooo:paragraph-rsid="0019142e"/>
    </style:style>
    <style:style style:name="P5" style:family="paragraph" style:parent-style-name="Standard">
      <style:paragraph-properties fo:margin-left="0cm" fo:margin-right="0cm" fo:margin-top="0cm" fo:margin-bottom="0.206cm" style:contextual-spacing="false" fo:line-height="115%" fo:orphans="2" fo:widows="2" fo:text-indent="0cm" style:auto-text-indent="false"/>
      <style:text-properties fo:font-variant="normal" fo:text-transform="none" fo:color="#0a0a0a" loext:opacity="100%" style:font-name="Liberation Serif" fo:font-size="15pt" fo:letter-spacing="normal" fo:font-style="normal" fo:font-weight="bold" style:font-size-asian="15pt" style:font-weight-asian="bold" style:font-size-complex="15pt" style:font-weight-complex="bold"/>
    </style:style>
    <style:style style:name="P6" style:family="paragraph" style:parent-style-name="Standard">
      <style:paragraph-properties fo:margin-left="0cm" fo:margin-right="0cm" fo:margin-top="0cm" fo:margin-bottom="0.307cm" style:contextual-spacing="false" style:line-height-at-least="0.593cm" fo:orphans="2" fo:widows="2" fo:text-indent="0cm" style:auto-text-indent="false"/>
      <style:text-properties fo:font-variant="normal" fo:text-transform="none" fo:color="#0a0a0a" loext:opacity="100%" style:font-name="Liberation Serif" fo:font-size="16pt" fo:letter-spacing="normal" fo:font-style="normal" fo:font-weight="bold" officeooo:paragraph-rsid="001806da" style:font-size-asian="16pt" style:font-weight-asian="bold" style:font-size-complex="16pt" style:font-weight-complex="bold"/>
    </style:style>
    <style:style style:name="P7" style:family="paragraph" style:parent-style-name="Standard">
      <style:paragraph-properties fo:margin-left="0cm" fo:margin-right="0cm" fo:margin-top="0.201cm" fo:margin-bottom="0.201cm" style:contextual-spacing="false" fo:text-indent="0cm" style:auto-text-indent="false"/>
      <style:text-properties fo:font-variant="normal" fo:text-transform="none" fo:color="#0a0a0a" loext:opacity="100%" style:font-name="Liberation Serif" fo:font-size="16pt" fo:letter-spacing="normal" fo:font-style="normal" fo:font-weight="bold" officeooo:paragraph-rsid="001806da" style:font-size-asian="16pt" style:font-weight-asian="bold" style:font-size-complex="16pt" style:font-weight-complex="bold"/>
    </style:style>
    <style:style style:name="P8" style:family="paragraph" style:parent-style-name="Standard">
      <style:paragraph-properties fo:margin-left="0cm" fo:margin-right="0cm" fo:line-height="115%" fo:orphans="2" fo:widows="2" fo:text-indent="0cm" style:auto-text-indent="false"/>
      <style:text-properties style:font-name="Liberation Serif" fo:font-size="20pt" style:font-size-asian="20pt" style:font-size-complex="20pt"/>
    </style:style>
    <style:style style:name="P9" style:family="paragraph" style:parent-style-name="Standard">
      <style:paragraph-properties fo:margin-left="0cm" fo:margin-right="0cm" fo:line-height="115%" fo:orphans="2" fo:widows="2" fo:text-indent="0cm" style:auto-text-indent="false"/>
    </style:style>
    <style:style style:name="P10" style:family="paragraph" style:parent-style-name="Standard">
      <style:paragraph-properties fo:margin-left="0cm" fo:margin-right="0cm" fo:margin-top="0cm" fo:margin-bottom="0.254cm" style:contextual-spacing="false" fo:line-height="115%" fo:orphans="2" fo:widows="2" fo:text-indent="0cm" style:auto-text-indent="false"/>
    </style:style>
    <style:style style:name="P11" style:family="paragraph" style:parent-style-name="Standard">
      <style:paragraph-properties fo:margin-left="0cm" fo:margin-right="0cm" fo:margin-top="0.201cm" fo:margin-bottom="0.201cm" style:contextual-spacing="false" fo:line-height="115%" fo:orphans="2" fo:widows="2" fo:text-indent="0cm" style:auto-text-indent="false"/>
    </style:style>
    <style:style style:name="P12" style:family="paragraph" style:parent-style-name="Standard">
      <style:paragraph-properties fo:margin-left="0cm" fo:margin-right="0cm" fo:margin-top="0.101cm" fo:margin-bottom="0.355cm" style:contextual-spacing="false" fo:line-height="115%" fo:orphans="2" fo:widows="2" fo:text-indent="0cm" style:auto-text-indent="false"/>
    </style:style>
    <style:style style:name="P13" style:family="paragraph" style:parent-style-name="Standard">
      <style:paragraph-properties fo:margin-left="0cm" fo:margin-right="0cm" fo:margin-top="0cm" fo:margin-bottom="0.254cm" style:contextual-spacing="false" fo:line-height="115%" fo:orphans="2" fo:widows="2" fo:text-indent="0cm" style:auto-text-indent="false"/>
      <style:text-properties officeooo:paragraph-rsid="0016fd44"/>
    </style:style>
    <style:style style:name="P14" style:family="paragraph" style:parent-style-name="Standard">
      <style:paragraph-properties fo:margin-top="0.201cm" fo:margin-bottom="0.201cm" style:contextual-spacing="false" fo:line-height="115%"/>
    </style:style>
    <style:style style:name="P15" style:family="paragraph" style:parent-style-name="Table_20_Contents">
      <style:paragraph-properties style:line-height-at-least="0.466cm" fo:text-align="center" style:justify-single-word="false"/>
    </style:style>
    <style:style style:name="P16" style:family="paragraph" style:parent-style-name="Table_20_Contents">
      <style:paragraph-properties style:line-height-at-least="0.466cm"/>
      <style:text-properties fo:color="#0a0a0a" loext:opacity="100%" style:font-name="Liberation Serif" fo:font-size="12pt" style:font-size-asian="12pt" style:font-size-complex="12pt"/>
    </style:style>
    <style:style style:name="P17" style:family="paragraph" style:parent-style-name="Table_20_Heading">
      <style:paragraph-properties style:line-height-at-least="0.466cm" fo:text-align="center" style:justify-single-word="false"/>
      <style:text-properties style:font-name="Liberation Serif" fo:font-size="12pt" fo:font-weight="bold" style:font-size-asian="12pt" style:font-size-complex="12pt"/>
    </style:style>
    <style:style style:name="P18" style:family="paragraph" style:parent-style-name="Text_20_body" style:list-style-name="L26">
      <style:paragraph-properties fo:margin-left="0cm" fo:margin-right="0cm" fo:margin-top="0.101cm" fo:margin-bottom="0.355cm" style:contextual-spacing="false" style:line-height-at-least="0.508cm" fo:orphans="2" fo:widows="2" fo:text-indent="0cm" style:auto-text-indent="false" fo:padding="0cm" fo:border="none"/>
      <style:text-properties officeooo:paragraph-rsid="0019142e"/>
    </style:style>
    <style:style style:name="P19" style:family="paragraph" style:parent-style-name="Text_20_body">
      <style:paragraph-properties fo:margin-left="0cm" fo:margin-right="0cm" fo:margin-top="0cm" fo:margin-bottom="0cm" style:contextual-spacing="false" style:line-height-at-least="0.508cm" fo:orphans="2" fo:widows="2" fo:text-indent="0cm" style:auto-text-indent="false" fo:padding="0cm" fo:border="none"/>
      <style:text-properties officeooo:paragraph-rsid="0019142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margin-top="0cm" fo:margin-bottom="0.508cm" style:contextual-spacing="false" style:line-height-at-least="0.508cm" fo:orphans="2" fo:widows="2" fo:text-indent="0cm" style:auto-text-indent="false"/>
      <style:text-properties fo:font-variant="normal" fo:text-transform="none" fo:color="#0a0a0a" loext:opacity="100%" style:font-name="Google Sans" fo:font-size="9.60000038146973pt" fo:letter-spacing="normal" fo:font-style="normal" fo:font-weight="normal"/>
    </style:style>
    <style:style style:name="P22" style:family="paragraph" style:parent-style-name="Text_20_body" style:list-style-name="L25">
      <style:paragraph-properties fo:margin-left="0cm" fo:margin-right="0cm" fo:margin-top="0cm" fo:margin-bottom="0.254cm" style:contextual-spacing="false" style:line-height-at-least="0.508cm" fo:orphans="2" fo:widows="2" fo:text-indent="0cm" style:auto-text-indent="false" fo:padding="0cm" fo:border="none"/>
      <style:text-properties fo:font-variant="normal" fo:text-transform="none" fo:color="#0a0a0a" loext:opacity="100%" style:font-name="Google Sans" fo:font-size="9.60000038146973pt" fo:letter-spacing="normal" fo:font-style="normal" fo:font-weight="normal"/>
    </style:style>
    <style:style style:name="P23" style:family="paragraph" style:parent-style-name="Text_20_body" style:list-style-name="L20">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24" style:family="paragraph" style:parent-style-name="Text_20_body" style:list-style-name="L23">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25" style:family="paragraph" style:parent-style-name="Text_20_body" style:list-style-name="L24">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26" style:family="paragraph" style:parent-style-name="Text_20_body" style:list-style-name="L24">
      <style:paragraph-properties fo:margin-top="0.101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27" style:family="paragraph" style:parent-style-name="Text_20_body" style:list-style-name="L24">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officeooo:rsid="001806da" officeooo:paragraph-rsid="001806da" style:font-size-asian="12pt" style:font-size-complex="12pt"/>
    </style:style>
    <style:style style:name="P28" style:family="paragraph" style:parent-style-name="Text_20_body">
      <style:paragraph-properties fo:margin-left="0cm" fo:margin-right="0cm" fo:margin-top="0cm" fo:margin-bottom="0.307cm" style:contextual-spacing="false" fo:line-height="115%" fo:orphans="2" fo:widows="2" fo:text-indent="0cm" style:auto-text-indent="false"/>
      <style:text-properties fo:font-variant="normal" fo:text-transform="none" fo:color="#0a0a0a" loext:opacity="100%" style:font-name="Liberation Serif" fo:font-size="15pt" fo:letter-spacing="normal" fo:font-style="normal" fo:font-weight="bold" style:font-size-asian="15pt" style:font-weight-asian="bold" style:font-size-complex="15pt" style:font-weight-complex="bold"/>
    </style:style>
    <style:style style:name="P29" style:family="paragraph" style:parent-style-name="Text_20_body">
      <style:paragraph-properties fo:margin-left="0cm" fo:margin-right="0cm" fo:margin-top="0cm" fo:margin-bottom="0.307cm" style:contextual-spacing="false" fo:line-height="115%" fo:orphans="2" fo:widows="2" fo:text-indent="0cm" style:auto-text-indent="false"/>
      <style:text-properties fo:font-variant="normal" fo:text-transform="none" fo:color="#0a0a0a" loext:opacity="100%" style:font-name="Liberation Serif" fo:font-size="15pt" fo:letter-spacing="normal" fo:font-style="normal" fo:font-weight="bold" style:font-size-asian="15pt" style:font-size-complex="15pt"/>
    </style:style>
    <style:style style:name="P30" style:family="paragraph" style:parent-style-name="Text_20_body">
      <style:paragraph-properties fo:margin-left="0cm" fo:margin-right="0cm" fo:margin-top="0cm" fo:margin-bottom="0.206cm" style:contextual-spacing="false" fo:line-height="115%" fo:orphans="2" fo:widows="2" fo:text-indent="0cm" style:auto-text-indent="false"/>
      <style:text-properties fo:font-variant="normal" fo:text-transform="none" fo:color="#0a0a0a" loext:opacity="100%" style:font-name="Liberation Serif" fo:font-size="16pt" fo:letter-spacing="normal" fo:font-style="normal" fo:font-weight="bold" style:font-size-asian="16pt" style:font-weight-asian="bold" style:font-size-complex="16pt" style:font-weight-complex="bold"/>
    </style:style>
    <style:style style:name="P31" style:family="paragraph" style:parent-style-name="Text_20_body" style:list-style-name="L3">
      <style:paragraph-properties fo:margin-top="0cm" fo:margin-bottom="0.254cm" style:contextual-spacing="false" fo:line-height="115%" fo:orphans="2" fo:widows="2" fo:padding="0cm" fo:border="none"/>
      <style:text-properties style:font-name="Liberation Serif" fo:font-size="12pt" officeooo:rsid="0011e5f4" officeooo:paragraph-rsid="0011e5f4" style:font-size-asian="12pt" style:font-size-complex="12pt"/>
    </style:style>
    <style:style style:name="P32" style:family="paragraph" style:parent-style-name="Text_20_body">
      <style:paragraph-properties fo:margin-left="0cm" fo:margin-right="0cm" fo:margin-top="0.101cm" fo:margin-bottom="0.206cm" style:contextual-spacing="false" fo:line-height="115%" fo:orphans="2" fo:widows="2" fo:text-indent="0cm" style:auto-text-indent="false"/>
      <style:text-properties style:font-name="Liberation Serif" fo:font-size="12pt" officeooo:rsid="0013db61" officeooo:paragraph-rsid="0013db61" style:font-size-asian="12pt" style:font-size-complex="12pt"/>
    </style:style>
    <style:style style:name="P33" style:family="paragraph" style:parent-style-name="Text_20_body">
      <style:paragraph-properties fo:margin-top="0cm" fo:margin-bottom="0cm" style:contextual-spacing="false" fo:line-height="115%"/>
      <style:text-properties style:font-name="Liberation Serif" fo:font-size="12pt" style:font-size-asian="12pt" style:font-size-complex="12pt"/>
    </style:style>
    <style:style style:name="P34" style:family="paragraph" style:parent-style-name="Text_20_body" style:list-style-name="L23">
      <style:paragraph-properties fo:margin-top="0cm" fo:margin-bottom="0.254cm" style:contextual-spacing="false" fo:line-height="115%" fo:orphans="2" fo:widows="2" fo:padding="0cm" fo:border="none"/>
      <style:text-properties style:font-name="Liberation Serif" fo:font-size="12pt" style:font-size-asian="12pt" style:font-size-complex="12pt"/>
    </style:style>
    <style:style style:name="P35" style:family="paragraph" style:parent-style-name="Text_20_body" style:list-style-name="L3">
      <style:paragraph-properties fo:margin-top="0cm" fo:margin-bottom="0.254cm" style:contextual-spacing="false" fo:line-height="115%" fo:orphans="2" fo:widows="2" fo:padding="0cm" fo:border="none"/>
      <style:text-properties style:font-name="Liberation Serif" fo:font-size="12pt" fo:font-weight="normal" officeooo:rsid="0011e5f4" officeooo:paragraph-rsid="0011e5f4" style:font-size-asian="12pt" style:font-weight-asian="normal" style:font-size-complex="12pt" style:font-weight-complex="normal"/>
    </style:style>
    <style:style style:name="P36" style:family="paragraph" style:parent-style-name="Text_20_body">
      <style:paragraph-properties fo:margin-left="0cm" fo:margin-right="0cm" fo:margin-top="0.201cm" fo:margin-bottom="0.407cm" style:contextual-spacing="false" fo:line-height="115%" fo:orphans="2" fo:widows="2" fo:text-indent="0cm" style:auto-text-indent="false"/>
      <style:text-properties style:font-name="Liberation Serif" fo:font-size="15pt" style:font-size-asian="15pt" style:font-size-complex="15pt"/>
    </style:style>
    <style:style style:name="P37" style:family="paragraph" style:parent-style-name="Text_20_body" style:list-style-name="L3">
      <style:paragraph-properties fo:margin-top="0cm" fo:margin-bottom="0.254cm" style:contextual-spacing="false" fo:line-height="115%" fo:orphans="2" fo:widows="2" fo:padding="0cm" fo:border="none"/>
    </style:style>
    <style:style style:name="P38" style:family="paragraph" style:parent-style-name="Text_20_body" style:list-style-name="L4">
      <style:paragraph-properties fo:margin-top="0cm" fo:margin-bottom="0.254cm" style:contextual-spacing="false" fo:line-height="115%" fo:orphans="2" fo:widows="2" fo:padding="0cm" fo:border="none"/>
    </style:style>
    <style:style style:name="P39" style:family="paragraph" style:parent-style-name="Text_20_body" style:list-style-name="L4">
      <style:paragraph-properties fo:margin-top="0.201cm" fo:margin-bottom="0.201cm" style:contextual-spacing="false" fo:line-height="115%" fo:orphans="2" fo:widows="2" fo:padding="0cm" fo:border="none"/>
      <style:text-properties officeooo:paragraph-rsid="0016fd44"/>
    </style:style>
    <style:style style:name="P40" style:family="paragraph" style:parent-style-name="Text_20_body">
      <style:paragraph-properties fo:margin-left="0cm" fo:margin-right="0cm" fo:margin-top="0cm" fo:margin-bottom="0.254cm" style:contextual-spacing="false" fo:line-height="115%" fo:orphans="2" fo:widows="2" fo:text-indent="0cm" style:auto-text-indent="false"/>
    </style:style>
    <style:style style:name="P41" style:family="paragraph" style:parent-style-name="Text_20_body">
      <style:paragraph-properties fo:margin-left="0cm" fo:margin-right="0cm" fo:margin-top="0.101cm" fo:margin-bottom="0.355cm" style:contextual-spacing="false" fo:line-height="115%" fo:orphans="2" fo:widows="2" fo:text-indent="0cm" style:auto-text-indent="false"/>
    </style:style>
    <style:style style:name="P42" style:family="paragraph" style:parent-style-name="Text_20_body" style:list-style-name="L7">
      <style:paragraph-properties fo:margin-top="0cm" fo:margin-bottom="0.254cm" style:contextual-spacing="false" fo:line-height="115%" fo:orphans="2" fo:widows="2" fo:padding="0cm" fo:border="none"/>
    </style:style>
    <style:style style:name="P43" style:family="paragraph" style:parent-style-name="Text_20_body" style:list-style-name="L8">
      <style:paragraph-properties fo:margin-top="0cm" fo:margin-bottom="0.254cm" style:contextual-spacing="false" fo:line-height="115%" fo:orphans="2" fo:widows="2" fo:padding="0cm" fo:border="none"/>
    </style:style>
    <style:style style:name="P44" style:family="paragraph" style:parent-style-name="Text_20_body" style:list-style-name="L14">
      <style:paragraph-properties fo:margin-top="0cm" fo:margin-bottom="0.254cm" style:contextual-spacing="false" fo:line-height="115%" fo:orphans="2" fo:widows="2" fo:padding="0cm" fo:border="none"/>
    </style:style>
    <style:style style:name="P45" style:family="paragraph" style:parent-style-name="Text_20_body" style:list-style-name="L12">
      <style:paragraph-properties fo:margin-top="0cm" fo:margin-bottom="0.254cm" style:contextual-spacing="false" fo:line-height="115%" fo:orphans="2" fo:widows="2" fo:padding="0cm" fo:border="none"/>
    </style:style>
    <style:style style:name="P46" style:family="paragraph" style:parent-style-name="Text_20_body" style:list-style-name="L21">
      <style:paragraph-properties fo:margin-top="0cm" fo:margin-bottom="0.254cm" style:contextual-spacing="false" fo:line-height="115%" fo:orphans="2" fo:widows="2" fo:padding="0cm" fo:border="none"/>
    </style:style>
    <style:style style:name="P47" style:family="paragraph" style:parent-style-name="Text_20_body" style:list-style-name="L22">
      <style:paragraph-properties fo:margin-top="0cm" fo:margin-bottom="0.254cm" style:contextual-spacing="false" fo:line-height="115%" fo:orphans="2" fo:widows="2" fo:padding="0cm" fo:border="none"/>
    </style:style>
    <style:style style:name="P48" style:family="paragraph" style:parent-style-name="Text_20_body">
      <style:paragraph-properties fo:margin-left="0cm" fo:margin-right="0cm" fo:margin-top="0cm" fo:margin-bottom="0.307cm" style:contextual-spacing="false" fo:line-height="115%" fo:orphans="2" fo:widows="2" fo:text-indent="0cm" style:auto-text-indent="false"/>
      <style:text-properties officeooo:paragraph-rsid="0016fd44"/>
    </style:style>
    <style:style style:name="P49" style:family="paragraph" style:parent-style-name="Text_20_body">
      <style:paragraph-properties fo:margin-left="0cm" fo:margin-right="0cm" fo:margin-top="0.201cm" fo:margin-bottom="0.307cm" style:contextual-spacing="false" fo:line-height="115%" fo:orphans="2" fo:widows="2" fo:text-indent="0cm" style:auto-text-indent="false"/>
      <style:text-properties officeooo:paragraph-rsid="0016fd44"/>
    </style:style>
    <style:style style:name="P50" style:family="paragraph" style:parent-style-name="Text_20_body">
      <style:paragraph-properties fo:margin-top="0cm" fo:margin-bottom="0cm" style:contextual-spacing="false" fo:line-height="115%"/>
    </style:style>
    <style:style style:name="P51" style:family="paragraph" style:parent-style-name="Text_20_body">
      <style:paragraph-properties fo:margin-left="0cm" fo:margin-right="0cm" fo:text-indent="0cm" style:auto-text-indent="false"/>
      <style:text-properties officeooo:paragraph-rsid="001806da"/>
    </style:style>
    <style:style style:name="T1" style:family="text">
      <style:text-properties fo:font-variant="normal" fo:text-transform="none" fo:color="#0a0a0a" loext:opacity="100%" style:font-name="Google Sans" fo:font-size="9.60000038146973pt" fo:letter-spacing="normal" fo:font-style="normal" fo:font-weight="normal"/>
    </style:style>
    <style:style style:name="T2" style:family="text">
      <style:text-properties fo:font-variant="normal" fo:text-transform="none" fo:color="#0a0a0a" loext:opacity="100%" style:font-name="Google Sans" fo:font-size="9.60000038146973pt" fo:letter-spacing="normal" fo:font-style="normal" fo:font-weight="normal" officeooo:rsid="0019142e"/>
    </style:style>
    <style:style style:name="T3" style:family="text">
      <style:text-properties fo:font-variant="normal" fo:text-transform="none" fo:color="#0a0a0a" loext:opacity="100%" style:font-name="Google Sans" fo:font-size="9.60000038146973pt" fo:letter-spacing="normal" fo:font-style="normal" fo:font-weight="bold"/>
    </style:style>
    <style:style style:name="T4" style:family="text">
      <style:text-properties fo:font-variant="normal" fo:text-transform="none" fo:color="#0a0a0a" loext:opacity="100%" style:font-name="Google Sans" fo:font-size="9.60000038146973pt" fo:letter-spacing="normal" fo:font-style="normal" fo:font-weight="bold" officeooo:rsid="0019142e"/>
    </style:style>
    <style:style style:name="T5" style:family="text">
      <style:text-properties fo:font-variant="normal" fo:text-transform="none" fo:color="#0a0a0a" loext:opacity="100%" fo:letter-spacing="normal" fo:font-style="normal"/>
    </style:style>
    <style:style style:name="T6" style:family="text">
      <style:text-properties fo:font-variant="normal" fo:text-transform="none" fo:color="#0a0a0a" loext:opacity="100%" fo:letter-spacing="normal" fo:font-style="normal" fo:font-weight="bold"/>
    </style:style>
    <style:style style:name="T7" style:family="text">
      <style:text-properties fo:font-variant="normal" fo:text-transform="none" fo:color="#0a0a0a" loext:opacity="100%" fo:letter-spacing="normal" fo:font-style="normal" fo:font-weight="bold" style:font-weight-asian="bold" style:font-weight-complex="bold"/>
    </style:style>
    <style:style style:name="T8" style:family="text">
      <style:text-properties fo:font-variant="normal" fo:text-transform="none" fo:color="#0a0a0a" loext:opacity="100%" fo:letter-spacing="normal" fo:font-style="normal" fo:font-weight="normal"/>
    </style:style>
    <style:style style:name="T9" style:family="text">
      <style:text-properties fo:font-variant="normal" fo:text-transform="none" fo:color="#0a0a0a" loext:opacity="100%" fo:letter-spacing="normal" fo:font-style="normal" fo:font-weight="normal" style:font-weight-asian="normal" style:font-weight-complex="normal"/>
    </style:style>
    <style:style style:name="T10" style:family="text">
      <style:text-properties fo:font-variant="normal" fo:text-transform="none" fo:color="#0a0a0a" loext:opacity="100%" fo:font-size="9.60000038146973pt" fo:letter-spacing="normal" fo:font-style="normal" fo:font-weight="bold"/>
    </style:style>
    <style:style style:name="T11" style:family="text">
      <style:text-properties fo:font-variant="normal" fo:text-transform="none" fo:color="#0a0a0a" loext:opacity="100%" fo:font-size="9.60000038146973pt" fo:letter-spacing="normal" fo:font-style="normal" fo:font-weight="bold" officeooo:rsid="0019142e"/>
    </style:style>
    <style:style style:name="T12" style:family="text">
      <style:text-properties fo:font-variant="normal" fo:text-transform="none" fo:color="#0a0a0a" loext:opacity="100%" fo:font-size="9.60000038146973pt" fo:letter-spacing="normal" fo:font-style="normal" fo:font-weight="normal"/>
    </style:style>
    <style:style style:name="T13" style:family="text">
      <style:text-properties fo:font-variant="normal" fo:text-transform="none" fo:color="#0a0a0a" loext:opacity="100%" fo:font-size="9.60000038146973pt" fo:letter-spacing="normal" fo:font-style="normal" fo:font-weight="normal" officeooo:rsid="0019142e"/>
    </style:style>
    <style:style style:name="T14" style:family="text">
      <style:text-properties fo:font-variant="normal" fo:text-transform="none" fo:color="#0a0a0a" loext:opacity="100%" style:font-name="Liberation Serif" fo:font-size="9.60000038146973pt" fo:letter-spacing="normal" fo:font-style="normal" fo:font-weight="bold"/>
    </style:style>
    <style:style style:name="T15" style:family="text">
      <style:text-properties fo:font-variant="normal" fo:text-transform="none" fo:color="#0a0a0a" loext:opacity="100%" style:font-name="Liberation Serif" fo:font-size="9.60000038146973pt" fo:letter-spacing="normal" fo:font-style="normal" fo:font-weight="bold" officeooo:rsid="0019142e"/>
    </style:style>
    <style:style style:name="T16" style:family="text">
      <style:text-properties fo:font-variant="normal" fo:text-transform="none" fo:color="#0a0a0a" loext:opacity="100%" style:font-name="Liberation Serif" fo:font-size="9.60000038146973pt" fo:letter-spacing="normal" fo:font-style="normal" fo:font-weight="normal"/>
    </style:style>
    <style:style style:name="T17" style:family="text">
      <style:text-properties fo:font-variant="normal" fo:text-transform="none" fo:color="#0a0a0a" loext:opacity="100%" style:font-name="Liberation Serif" fo:font-size="9.60000038146973pt" fo:letter-spacing="normal" fo:font-style="normal" fo:font-weight="normal" officeooo:rsid="0019142e"/>
    </style:style>
    <style:style style:name="T18" style:family="text">
      <style:text-properties fo:font-variant="normal" fo:text-transform="none" fo:color="#0a0a0a" loext:opacity="100%" style:font-name="Liberation Serif" fo:letter-spacing="normal" fo:font-style="normal" fo:font-weight="bold"/>
    </style:style>
    <style:style style:name="T19" style:family="text">
      <style:text-properties fo:font-variant="normal" fo:text-transform="none" fo:color="#0a0a0a" loext:opacity="100%" style:font-name="Liberation Serif" fo:letter-spacing="normal" fo:font-style="normal" fo:font-weight="bold" officeooo:rsid="0019142e"/>
    </style:style>
    <style:style style:name="T20" style:family="text">
      <style:text-properties fo:font-variant="normal" fo:text-transform="none" fo:color="#0a0a0a" loext:opacity="100%" style:font-name="Liberation Serif" fo:letter-spacing="normal" fo:font-style="normal" fo:font-weight="normal"/>
    </style:style>
    <style:style style:name="T21" style:family="text">
      <style:text-properties fo:font-variant="normal" fo:text-transform="none" fo:color="#0a0a0a" loext:opacity="100%" style:font-name="Liberation Serif" fo:letter-spacing="normal" fo:font-style="normal" fo:font-weight="normal" officeooo:rsid="0019142e"/>
    </style:style>
    <style:style style:name="T22" style:family="text">
      <style:text-properties fo:font-variant="normal" fo:text-transform="none" fo:color="#0a0a0a" loext:opacity="100%" style:font-name="Liberation Serif" fo:font-size="12pt" fo:letter-spacing="normal" fo:font-style="normal" fo:font-weight="bold" officeooo:rsid="0016fd44" style:font-size-asian="12pt" style:font-weight-asian="bold" style:font-size-complex="12pt" style:font-weight-complex="bold"/>
    </style:style>
    <style:style style:name="T23" style:family="text">
      <style:text-properties fo:font-variant="normal" fo:text-transform="none" fo:color="#0a0a0a" loext:opacity="100%" style:font-name="Liberation Serif" fo:font-size="12pt" fo:letter-spacing="normal" fo:font-style="normal" fo:font-weight="bold" officeooo:rsid="001806da" style:font-size-asian="12pt" style:font-weight-asian="bold" style:font-size-complex="12pt" style:font-weight-complex="bold"/>
    </style:style>
    <style:style style:name="T24" style:family="text">
      <style:text-properties fo:font-variant="normal" fo:text-transform="none" fo:color="#0a0a0a" loext:opacity="100%" style:font-name="Liberation Serif" fo:font-size="12pt" fo:letter-spacing="normal" fo:font-style="normal" fo:font-weight="bold" style:font-size-asian="12pt" style:font-size-complex="12pt"/>
    </style:style>
    <style:style style:name="T25" style:family="text">
      <style:text-properties fo:font-variant="normal" fo:text-transform="none" fo:color="#0a0a0a" loext:opacity="100%" style:font-name="Liberation Serif" fo:font-size="12pt" fo:letter-spacing="normal" fo:font-style="normal" fo:font-weight="bold" officeooo:rsid="0013db61" style:font-size-asian="12pt" style:font-size-complex="12pt"/>
    </style:style>
    <style:style style:name="T26" style:family="text">
      <style:text-properties fo:font-variant="normal" fo:text-transform="none" fo:color="#0a0a0a" loext:opacity="100%" style:font-name="Liberation Serif" fo:font-size="12pt" fo:letter-spacing="normal" fo:font-style="normal" fo:font-weight="bold" officeooo:rsid="00150b7f" style:font-size-asian="12pt" style:font-size-complex="12pt"/>
    </style:style>
    <style:style style:name="T27" style:family="text">
      <style:text-properties fo:font-variant="normal" fo:text-transform="none" fo:color="#0a0a0a" loext:opacity="100%" style:font-name="Liberation Serif" fo:font-size="12pt" fo:letter-spacing="normal" fo:font-style="normal" fo:font-weight="bold" officeooo:rsid="0016fd44" style:font-size-asian="12pt" style:font-size-complex="12pt"/>
    </style:style>
    <style:style style:name="T28" style:family="text">
      <style:text-properties fo:font-variant="normal" fo:text-transform="none" fo:color="#0a0a0a" loext:opacity="100%" style:font-name="Liberation Serif" fo:font-size="12pt" fo:letter-spacing="normal" fo:font-style="normal" fo:font-weight="bold" officeooo:rsid="0019142e" style:font-size-asian="12pt" style:font-size-complex="12pt"/>
    </style:style>
    <style:style style:name="T29" style:family="text">
      <style:text-properties fo:font-variant="normal" fo:text-transform="none" fo:color="#0a0a0a" loext:opacity="100%" style:font-name="Liberation Serif" fo:font-size="12pt" fo:letter-spacing="normal" fo:font-style="normal" fo:font-weight="bold" fo:background-color="#ffff00" loext:char-shading-value="0" style:font-size-asian="12pt" style:font-size-complex="12pt"/>
    </style:style>
    <style:style style:name="T30" style:family="text">
      <style:text-properties fo:font-variant="normal" fo:text-transform="none" fo:color="#0a0a0a" loext:opacity="100%" style:font-name="Liberation Serif" fo:font-size="12pt" fo:letter-spacing="normal" fo:font-style="normal" fo:font-weight="normal" style:font-size-asian="12pt" style:font-size-complex="12pt"/>
    </style:style>
    <style:style style:name="T31" style:family="text">
      <style:text-properties fo:font-variant="normal" fo:text-transform="none" fo:color="#0a0a0a" loext:opacity="100%" style:font-name="Liberation Serif" fo:font-size="12pt" fo:letter-spacing="normal" fo:font-style="normal" fo:font-weight="normal" officeooo:rsid="0011e5f4" style:font-size-asian="12pt" style:font-size-complex="12pt"/>
    </style:style>
    <style:style style:name="T32" style:family="text">
      <style:text-properties fo:font-variant="normal" fo:text-transform="none" fo:color="#0a0a0a" loext:opacity="100%" style:font-name="Liberation Serif" fo:font-size="12pt" fo:letter-spacing="normal" fo:font-style="normal" fo:font-weight="normal" officeooo:rsid="0013db61" style:font-size-asian="12pt" style:font-size-complex="12pt"/>
    </style:style>
    <style:style style:name="T33" style:family="text">
      <style:text-properties fo:font-variant="normal" fo:text-transform="none" fo:color="#0a0a0a" loext:opacity="100%" style:font-name="Liberation Serif" fo:font-size="12pt" fo:letter-spacing="normal" fo:font-style="normal" fo:font-weight="normal" officeooo:rsid="00162352" style:font-size-asian="12pt" style:font-size-complex="12pt"/>
    </style:style>
    <style:style style:name="T34" style:family="text">
      <style:text-properties fo:font-variant="normal" fo:text-transform="none" fo:color="#0a0a0a" loext:opacity="100%" style:font-name="Liberation Serif" fo:font-size="12pt" fo:letter-spacing="normal" fo:font-style="normal" fo:font-weight="normal" officeooo:rsid="001806da" style:font-size-asian="12pt" style:font-size-complex="12pt"/>
    </style:style>
    <style:style style:name="T35" style:family="text">
      <style:text-properties fo:font-variant="normal" fo:text-transform="none" fo:color="#0a0a0a" loext:opacity="100%" style:font-name="Liberation Serif" fo:font-size="12pt" fo:letter-spacing="normal" fo:font-style="normal" fo:font-weight="normal" officeooo:rsid="0019142e" style:font-size-asian="12pt" style:font-size-complex="12pt"/>
    </style:style>
    <style:style style:name="T36" style:family="text">
      <style:text-properties fo:font-variant="normal" fo:text-transform="none" fo:color="#0a0a0a" loext:opacity="100%" style:font-name="Liberation Serif"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a0a0a" loext:opacity="100%" style:font-name="Liberation Serif" fo:font-size="12pt" fo:letter-spacing="normal" fo:font-style="normal" fo:font-weight="normal" officeooo:rsid="0019142e" style:font-size-asian="12pt" style:font-weight-asian="normal" style:font-size-complex="12pt" style:font-weight-complex="normal"/>
    </style:style>
    <style:style style:name="T38" style:family="text">
      <style:text-properties fo:font-variant="normal" fo:text-transform="none" fo:color="#0a0a0a" loext:opacity="100%" style:font-name="Liberation Serif" fo:font-size="12pt" fo:letter-spacing="normal" fo:font-style="normal" fo:font-weight="normal" fo:background-color="#ffff00" loext:char-shading-value="0" style:font-size-asian="12pt" style:font-size-complex="12pt"/>
    </style:style>
    <style:style style:name="T39" style:family="text">
      <style:text-properties fo:font-variant="normal" fo:text-transform="none" fo:color="#0a0a0a" loext:opacity="100%" style:font-name="Liberation Serif" fo:font-size="12pt" fo:letter-spacing="normal" fo:font-style="normal" fo:font-weight="normal" officeooo:rsid="00166935" fo:background-color="#ffff00" loext:char-shading-value="0" style:font-size-asian="12pt" style:font-size-complex="12pt"/>
    </style:style>
    <style:style style:name="T40" style:family="text">
      <style:text-properties fo:font-variant="normal" fo:text-transform="none" fo:color="#0a0a0a" loext:opacity="100%" style:font-name="Liberation Serif" fo:font-size="12pt" fo:letter-spacing="normal" fo:font-style="italic" fo:font-weight="normal" style:font-size-asian="12pt" style:font-size-complex="12pt"/>
    </style:style>
    <style:style style:name="T41" style:family="text">
      <style:text-properties fo:font-variant="normal" fo:text-transform="none" fo:color="#0a0a0a" loext:opacity="100%" style:font-name="Liberation Serif" fo:font-size="24pt" fo:letter-spacing="normal" fo:font-style="normal" fo:font-weight="bold" style:font-size-asian="24pt" style:font-weight-asian="bold" style:font-size-complex="24pt" style:font-weight-complex="bold"/>
    </style:style>
    <style:style style:name="T42" style:family="text">
      <style:text-properties fo:font-variant="normal" fo:text-transform="none" fo:color="#0a0a0a" loext:opacity="100%" style:font-name="Liberation Serif" fo:font-size="20pt" fo:letter-spacing="normal" fo:font-style="normal" fo:font-weight="bold" style:font-size-asian="20pt" style:font-weight-asian="bold" style:font-size-complex="20pt" style:font-weight-complex="bold"/>
    </style:style>
    <style:style style:name="T43" style:family="text">
      <style:text-properties fo:font-variant="normal" fo:text-transform="none" fo:color="#0a0a0a" loext:opacity="100%" style:font-name="Liberation Serif" fo:font-size="20pt" fo:letter-spacing="normal" fo:font-style="normal" fo:font-weight="bold" officeooo:rsid="0013db61" style:font-size-asian="20pt" style:font-weight-asian="bold" style:font-size-complex="20pt" style:font-weight-complex="bold"/>
    </style:style>
    <style:style style:name="T44" style:family="text">
      <style:text-properties fo:font-variant="normal" fo:text-transform="none" fo:color="#0a0a0a" loext:opacity="100%" style:font-name="Liberation Serif" fo:font-size="15pt" fo:letter-spacing="normal" fo:font-style="normal" fo:font-weight="bold" style:font-size-asian="15pt" style:font-weight-asian="bold" style:font-size-complex="15pt" style:font-weight-complex="bold"/>
    </style:style>
    <style:style style:name="T45" style:family="text">
      <style:text-properties fo:font-variant="normal" fo:text-transform="none" fo:color="#0a0a0a" loext:opacity="100%" style:font-name="Liberation Serif" fo:font-size="15pt" fo:letter-spacing="normal" fo:font-style="normal" fo:font-weight="bold" style:font-size-asian="15pt" style:font-size-complex="15pt"/>
    </style:style>
    <style:style style:name="T46" style:family="text">
      <style:text-properties fo:font-variant="normal" fo:text-transform="none" fo:color="#0a0a0a" loext:opacity="100%" style:font-name="Liberation Serif" fo:font-size="15pt" fo:letter-spacing="normal" fo:font-style="normal" fo:font-weight="bold" officeooo:rsid="0019142e" style:font-size-asian="15pt" style:font-size-complex="15pt"/>
    </style:style>
    <style:style style:name="T47" style:family="text">
      <style:text-properties fo:color="#0a0a0a" loext:opacity="100%" style:font-name="Liberation Serif" fo:font-size="12pt" fo:font-weight="bold" style:font-size-asian="12pt" style:font-size-complex="12pt"/>
    </style:style>
    <style:style style:name="T48" style:family="text">
      <style:text-properties officeooo:rsid="00166935"/>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officeooo:rsid="001806da" style:font-size-asian="12pt" style:font-size-complex="12pt"/>
    </style:style>
    <style:style style:name="T51" style:family="text">
      <style:text-properties style:font-name="Liberation Serif" fo:font-size="12pt" fo:font-weight="bold" officeooo:rsid="001806da" style:font-size-asian="12pt" style:font-weight-asian="bold" style:font-size-complex="12pt" style:font-weight-complex="bold"/>
    </style:style>
    <style:style style:name="T52" style:family="text">
      <style:text-properties style:font-name="Liberation Serif" style:font-size-asian="12pt" style:font-size-complex="12pt"/>
    </style:style>
    <style:style style:name="T53" style:family="text">
      <style:text-properties officeooo:rsid="0016fd44"/>
    </style:style>
    <style:style style:name="T54" style:family="text">
      <style:text-properties style:font-weight-asian="bold" style:font-weight-complex="bold"/>
    </style:style>
    <style:style style:name="T55" style:family="text">
      <style:text-properties officeooo:rsid="001806da"/>
    </style:style>
    <style:style style:name="T56" style:family="text">
      <style:text-properties officeooo:rsid="00181080"/>
    </style:style>
    <style:style style:name="T57" style:family="text">
      <style:text-properties officeooo:rsid="0019142e"/>
    </style:style>
    <style:style style:name="T58" style:family="text">
      <style:text-properties officeooo:rsid="001a488a"/>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trong_20_Emphasis"><text:span text:style-name="T41">5.4 Establecimiento del programa de auditoría</text:span></text:span></text:p>
      <text:p text:style-name="P11"><text:span text:style-name="T49">El apartado </text:span><text:span text:style-name="Strong_20_Emphasis"><text:span text:style-name="T30">5.4 Establecimiento del programa de auditoría </text:span></text:span><text:span text:style-name="T30">es donde pasamos del análisis previo a la </text:span><text:span text:style-name="Strong_20_Emphasis"><text:span text:style-name="T30">construcción real </text:span></text:span><text:span text:style-name="T30">del programa.</text:span></text:p>
      <text:p text:style-name="P8"><text:span text:style-name="T6">5.4.1 Roles y responsabilidades de las personas que gestionan el programa de auditoría</text:span></text:p>
      <text:p text:style-name="P11"><text:span text:style-name="T30">En este punto, la norma deja claro que el programa no se gestiona "solo". Debe haber una persona (o equipo) al mando. En una empresa certificada en </text:span><text:span text:style-name="Strong_20_Emphasis"><text:span text:style-name="T24">ISO 22000</text:span></text:span><text:span text:style-name="T30">, suele ser el Responsable de Calidad o el Líder del Equipo de Inocuidad. </text:span><text:span text:style-name="T31">Las personas responsables del programa de auditoría deberían:</text:span></text:p>
      <text:list text:style-name="L3">
        <text:list-item>
          <text:p text:style-name="P37"><text:span text:style-name="Strong_20_Emphasis"><text:span text:style-name="T24">Establecer el programa: </text:span></text:span><text:span text:style-name="T30">No solo dibujar el calendario, sino definir qué procesos son críticos y cuáles no.</text:span></text:p>
        </text:list-item>
        <text:list-item>
          <text:p text:style-name="P37"><text:span text:style-name="Strong_20_Emphasis"><text:span text:style-name="T24">Comunicar el programa: </text:span></text:span><text:span text:style-name="T30">Asegurarse de que </text:span><text:span text:style-name="T31">el cliente de auditoría y, según sea apropiado, las partes interesadas</text:span><text:span text:style-name="T30"> sepan cuándo serán auditados y para qué.</text:span></text:p>
        </text:list-item>
        <text:list-item>
          <text:p text:style-name="P37"><text:span text:style-name="Strong_20_Emphasis"><text:span text:style-name="T24">Asignar recursos: </text:span></text:span><text:span text:style-name="T30">Garantizar que el auditor tenga tiempo, transporte, acceso a los laboratorios y los registros necesarios.</text:span></text:p>
        </text:list-item>
        <text:list-item>
          <text:p text:style-name="P37"><text:span text:style-name="Strong_20_Emphasis"><text:span text:style-name="T24">Seleccionar a los auditores: </text:span></text:span><text:span text:style-name="T30">Elegir a las personas adecuadas. (Ej: "Para auditar el laboratorio microbiológico, necesito a alguien que entienda de técnicas de cultivo, no a un experto en logística").</text:span></text:p>
        </text:list-item>
        <text:list-item>
          <text:p text:style-name="P37"><text:span text:style-name="Strong_20_Emphasis"><text:span text:style-name="T24">Gestionar los riesgos del 5.3: </text:span></text:span><text:span text:style-name="T30">Aplicar los "Planes B" que definimos antes si algo sale mal.</text:span></text:p>
        </text:list-item>
        <text:list-item>
          <text:p text:style-name="P31"><text:span text:style-name="T7">Establecer los procesos pertinentes:</text:span><text:span text:style-name="T8"> calendario, objetivos, alcance, criterios, resolución de conflictos, </text:span><text:span text:style-name="T9">etc.</text:span></text:p>
        </text:list-item>
        <text:list-item>
          <text:p text:style-name="P35"><text:span text:style-name="T7">Hacer seguimiento, revisar y mejorar</text:span><text:span text:style-name="T5"> el programa de auditoría.</text:span></text:p>
        </text:list-item>
        <text:list-item>
          <text:p text:style-name="P35"><text:span text:style-name="T7">Información documentada:</text:span><text:span text:style-name="T5"> Preparar y mantener los registros del programa de auditoría.</text:span></text:p>
        </text:list-item>
      </text:list>
      <text:p text:style-name="P32"><text:span text:style-name="T8">Competencia y autoridad del gestor del programa:</text:span></text:p>
      <text:list xml:id="list3947458875" text:style-name="L4">
        <text:list-item>
          <text:p text:style-name="P39"><text:span text:style-name="Strong_20_Emphasis"><text:span text:style-name="T24">Competencia técnica: </text:span></text:span><text:span text:style-name="Strong_20_Emphasis"><text:span text:style-name="T25">L</text:span></text:span><text:span text:style-name="T30">a persona que gestiona el programa en 2026 debe entender de </text:span><text:span text:style-name="T22">c</text:span><text:span text:style-name="Strong_20_Emphasis"><text:span text:style-name="T24">ultura de </text:span></text:span><text:span text:style-name="Strong_20_Emphasis"><text:span text:style-name="T27">i</text:span></text:span><text:span text:style-name="Strong_20_Emphasis"><text:span text:style-name="T24">nocuidad</text:span></text:span><text:span text:style-name="T30">. Ya no basta con ser un gestor administrativo; debe saber identificar si los objetivos del programa están alineados con la seguridad alimentaria.</text:span></text:p>
        </text:list-item>
        <text:list-item>
          <text:p text:style-name="P38"><text:span text:style-name="Strong_20_Emphasis"><text:span text:style-name="T24">Autoridad: </text:span></text:span><text:span text:style-name="T30">Estas personas deben tener la </text:span><text:span text:style-name="Strong_20_Emphasis"><text:span text:style-name="T24">autoridad </text:span></text:span><text:span text:style-name="T30">suficiente. Si el responsable del programa dice que hay que auditar la línea de producción un martes, la dirección debe respaldar esa decisión aunque haya mucha carga de trabajo.</text:span></text:p>
        </text:list-item>
      </text:list>
      <text:p text:style-name="P41"><text:span text:style-name="Strong_20_Emphasis"><text:span text:style-name="T24">Ejemplo práctico:</text:span></text:span></text:p>
      <text:p text:style-name="P1">"Si el Responsable de Calidad (gestor del programa) detecta que ha habido muchas quejas por cuerpos extraños en el producto, su responsabilidad según el 5.4.1 es modificar el programa para incluir una auditoría específica a los filtros, tamices y detectores de metales de forma inmediata".</text:p>
      <text:p text:style-name="P9"><text:span text:style-name="Strong_20_Emphasis"><text:span text:style-name="T30"/></text:span></text:p>
      <text:p text:style-name="P9"><text:soft-page-break/><text:span text:style-name="Strong_20_Emphasis"><text:span text:style-name="T42">5.4.2 Competencia de las personas que gestionan el programa de auditoría</text:span></text:span></text:p>
      <text:p text:style-name="P11"><text:span text:style-name="T30">En el apartado </text:span><text:span text:style-name="Strong_20_Emphasis"><text:span text:style-name="T24">5.4.2 Competencia de las personas que gestionan el programa de auditoría</text:span></text:span><text:span text:style-name="T30">, la norma da un giro importante: ya no se centra en el auditor que va a la planta, sino en la </text:span><text:span text:style-name="Strong_20_Emphasis"><text:span text:style-name="T24">capacidad técnica de quien organiza todo el p</text:span></text:span><text:span text:style-name="Strong_20_Emphasis"><text:span text:style-name="T32">rograma.</text:span></text:span></text:p>
      <text:p text:style-name="P13"><text:span text:style-name="T30">En el contexto de la </text:span><text:span text:style-name="Strong_20_Emphasis"><text:span text:style-name="T24">ISO 22000</text:span></text:span><text:span text:style-name="T30">, esto es vital porque si quien diseña el programa no sabe de inocuidad, el programa será inútil.</text:span></text:p>
      <text:p text:style-name="P13"><text:span text:style-name="T30">Esta persona debe tener conocimientos en cuatro áreas clave:</text:span></text:p>
      <text:list xml:id="list1507873101" text:style-name="L7">
        <text:list-item>
          <text:p text:style-name="P42"><text:span text:style-name="Strong_20_Emphasis"><text:span text:style-name="T24">Principios de </text:span></text:span><text:span text:style-name="Strong_20_Emphasis"><text:span text:style-name="T25">a</text:span></text:span><text:span text:style-name="Strong_20_Emphasis"><text:span text:style-name="T24">uditoría (ISO 19011): </text:span></text:span><text:span text:style-name="T30">Debe saber cómo funciona el proceso completo, desde la planificación hasta el cierre de no conformidades.</text:span></text:p>
        </text:list-item>
        <text:list-item>
          <text:p text:style-name="P42"><text:span text:style-name="Strong_20_Emphasis"><text:span text:style-name="T24">Normas de </text:span></text:span><text:span text:style-name="Strong_20_Emphasis"><text:span text:style-name="T25">g</text:span></text:span><text:span text:style-name="Strong_20_Emphasis"><text:span text:style-name="T24">estión (ISO 22000): </text:span></text:span><text:span text:style-name="T30">Debe conocer los requisitos de inocuidad. Si no entiende qué es un </text:span><text:span text:style-name="Strong_20_Emphasis"><text:span text:style-name="T24">PCC (Punto Crítico de Control)</text:span></text:span><text:span text:style-name="T30">, no sabrá que ese punto requiere más tiempo de auditoría que otros.</text:span></text:p>
        </text:list-item>
        <text:list-item>
          <text:p text:style-name="P42"><text:span text:style-name="Strong_20_Emphasis"><text:span text:style-name="T24">Contexto de la </text:span></text:span><text:span text:style-name="Strong_20_Emphasis"><text:span text:style-name="T25">o</text:span></text:span><text:span text:style-name="Strong_20_Emphasis"><text:span text:style-name="T24">rganización: </text:span></text:span><text:span text:style-name="T30">Debe entender los riesgos externos e internos de la empresa (ej. nuevos proveedores de materias primas, cambios en la legislación de higiene o una nueva línea de producción).</text:span></text:p>
        </text:list-item>
        <text:list-item>
          <text:p text:style-name="P42"><text:span text:style-name="Strong_20_Emphasis"><text:span text:style-name="T24">Requisitos </text:span></text:span><text:span text:style-name="Strong_20_Emphasis"><text:span text:style-name="T25">l</text:span></text:span><text:span text:style-name="Strong_20_Emphasis"><text:span text:style-name="T24">egales y </text:span></text:span><text:span text:style-name="Strong_20_Emphasis"><text:span text:style-name="T25">r</text:span></text:span><text:span text:style-name="Strong_20_Emphasis"><text:span text:style-name="T24">eglamentarios: </text:span></text:span><text:span text:style-name="T30">Debe conocer las leyes de seguridad alimentaria aplicables para asegurar que las auditorías verifiquen el cumplimiento legal.</text:span></text:p>
        </text:list-item>
      </text:list>
      <text:p text:style-name="P40"><text:span text:style-name="Strong_20_Emphasis"><text:span text:style-name="T24">¿Por qué es esto crítico en seguridad alimentaria?</text:span></text:span></text:p>
      <text:list xml:id="list4088241862" text:style-name="L8">
        <text:list-item>
          <text:p text:style-name="P43"><text:span text:style-name="Strong_20_Emphasis"><text:span text:style-name="T24">Si el gestor no es competente: </text:span></text:span><text:span text:style-name="T30">Podría enviar a un auditor experto en "calidad de envases" a auditar un proceso de "esterilización térmica". El auditor no verá los fallos críticos y la empresa podría poner en el mercado un producto inseguro.</text:span></text:p>
        </text:list-item>
        <text:list-item>
          <text:p text:style-name="P43"><text:span text:style-name="Strong_20_Emphasis"><text:span text:style-name="T24">Decisión basada en datos: </text:span></text:span><text:span text:style-name="T30">Un gestor competente ve un informe de laboratorio con resultados positivos en </text:span><text:span text:style-name="Emphasis"><text:span text:style-name="T40">Listeria </text:span></text:span><text:span text:style-name="T30">y decide, en ese mismo momento, añadir una auditoría extraordinaria al programa para revisar el diseño sanitario de los desagües.</text:span></text:p>
        </text:list-item>
      </text:list>
      <text:p text:style-name="P40"><text:span text:style-name="T30">La competencia del gestor del programa es la </text:span><text:span text:style-name="Strong_20_Emphasis"><text:span text:style-name="T24">garantía de calidad </text:span></text:span><text:span text:style-name="T30">de la propia auditoría. Si quien diseña el plan no entiende el riesgo alimentario, la auditoría será solo un trámite documental y no una herramienta de seguridad.</text:span></text:p>
      <text:p text:style-name="P50"><text:span text:style-name="Strong_20_Emphasis"><text:span text:style-name="T42">5.4.3 Establecimiento de </text:span></text:span><text:span text:style-name="Strong_20_Emphasis"><text:span text:style-name="T43">la extensión</text:span></text:span><text:span text:style-name="Strong_20_Emphasis"><text:span text:style-name="T42"> del programa de auditoría</text:span></text:span></text:p>
      <text:p text:style-name="P12"><text:span text:style-name="T30">En el apartado </text:span><text:span text:style-name="Strong_20_Emphasis"><text:span text:style-name="T24">5.4.3 Establecimiento del alcance del programa de auditoría</text:span></text:span><text:span text:style-name="T30">, pasamos de "quién lo hace" a definir </text:span><text:span text:style-name="Strong_20_Emphasis"><text:span text:style-name="T24">"cuánto vamos a abarcar"</text:span></text:span><text:span text:style-name="T30">.</text:span></text:p>
      <text:p text:style-name="P10"><text:span text:style-name="T30">El gestor del programa debe definir la extensión de las auditorías. En </text:span><text:span text:style-name="Strong_20_Emphasis"><text:span text:style-name="T24">ISO 22000</text:span></text:span><text:span text:style-name="T30">, un alcance mal definido es peligroso: si dejamos fuera el almacén externo o el transporte, estamos dejando "puntos ciegos" donde la inocuidad puede fallar.</text:span></text:p>
      <text:p text:style-name="P10"><text:soft-page-break/><text:span text:style-name="T30">Para que el programa sea sólido, el gestor debe definir el alcance de cada auditoría considerando estos </text:span><text:span text:style-name="Strong_20_Emphasis"><text:span text:style-name="T24">7 puntos clave</text:span></text:span><text:span text:style-name="T30">:</text:span></text:p>
      <text:list text:style-name="L14">
        <text:list-item>
          <text:p text:style-name="P44"><text:span text:style-name="Strong_20_Emphasis"><text:span text:style-name="T26">La geografía y estructura</text:span></text:span><text:span text:style-name="Strong_20_Emphasis"><text:span text:style-name="T24">: </text:span></text:span><text:span text:style-name="T30">Definir las ubicaciones físicas (fábricas, almacenes), las unidades organizativas (departamento de calidad, compras) y las actividades que se van a revisar.</text:span></text:p>
        </text:list-item>
        <text:list-item>
          <text:p text:style-name="P44"><text:span text:style-name="Strong_20_Emphasis"><text:span text:style-name="T24">El </text:span></text:span><text:span text:style-name="Strong_20_Emphasis"><text:span text:style-name="T26">m</text:span></text:span><text:span text:style-name="Strong_20_Emphasis"><text:span text:style-name="T24">arco </text:span></text:span><text:span text:style-name="Strong_20_Emphasis"><text:span text:style-name="T26">l</text:span></text:span><text:span text:style-name="Strong_20_Emphasis"><text:span text:style-name="T24">egal y </text:span></text:span><text:span text:style-name="Strong_20_Emphasis"><text:span text:style-name="T26">n</text:span></text:span><text:span text:style-name="Strong_20_Emphasis"><text:span text:style-name="T24">ormativo: </text:span></text:span><text:span text:style-name="T30">Tener en cuenta qué normas (ISO 22000), reglamentos de seguridad alimentaria y requisitos legales de 2026 aplican a la empresa.</text:span></text:p>
        </text:list-item>
        <text:list-item>
          <text:p text:style-name="P44"><text:span text:style-name="Strong_20_Emphasis"><text:span text:style-name="T24">El </text:span></text:span><text:span text:style-name="Strong_20_Emphasis"><text:span text:style-name="T26">h</text:span></text:span><text:span text:style-name="Strong_20_Emphasis"><text:span text:style-name="T24">istorial (</text:span></text:span><text:span text:style-name="Strong_20_Emphasis"><text:span text:style-name="T26">h</text:span></text:span><text:span text:style-name="Strong_20_Emphasis"><text:span text:style-name="T24">allazgos previos): </text:span></text:span><text:span text:style-name="T30">Mirar los resultados de auditorías anteriores. Si un proceso tuvo fallos el año pasado, el alcance actual debe ser más profundo en ese punto.</text:span></text:p>
        </text:list-item>
        <text:list-item>
          <text:p text:style-name="P44"><text:span text:style-name="Strong_20_Emphasis"><text:span text:style-name="T24">Los </text:span></text:span><text:span text:style-name="Strong_20_Emphasis"><text:span text:style-name="T26">c</text:span></text:span><text:span text:style-name="Strong_20_Emphasis"><text:span text:style-name="T24">ambios en la </text:span></text:span><text:span text:style-name="Strong_20_Emphasis"><text:span text:style-name="T26">o</text:span></text:span><text:span text:style-name="Strong_20_Emphasis"><text:span text:style-name="T24">rganización: </text:span></text:span><text:span text:style-name="T30">¿Hay maquinaria nueva? ¿Se ha cambiado el sistema de gestión de alérgenos? Cualquier cambio importante debe entrar en el alcance.</text:span></text:p>
        </text:list-item>
        <text:list-item>
          <text:p text:style-name="P44"><text:span text:style-name="Strong_20_Emphasis"><text:span text:style-name="T24">Los </text:span></text:span><text:span text:style-name="Strong_20_Emphasis"><text:span text:style-name="T26">p</text:span></text:span><text:span text:style-name="Strong_20_Emphasis"><text:span text:style-name="T24">roblemas </text:span></text:span><text:span text:style-name="Strong_20_Emphasis"><text:span text:style-name="T26">e</text:span></text:span><text:span text:style-name="Strong_20_Emphasis"><text:span text:style-name="T24">xternos: </text:span></text:span><text:span text:style-name="T30">Considerar las quejas de clientes, incidentes de inocuidad o alertas sanitarias recientes.</text:span></text:p>
        </text:list-item>
        <text:list-item>
          <text:p text:style-name="P44"><text:span text:style-name="Strong_20_Emphasis"><text:span text:style-name="T24">El </text:span></text:span><text:span text:style-name="Strong_20_Emphasis"><text:span text:style-name="T26">i</text:span></text:span><text:span text:style-name="Strong_20_Emphasis"><text:span text:style-name="T24">dioma y la </text:span></text:span><text:span text:style-name="Strong_20_Emphasis"><text:span text:style-name="T26">c</text:span></text:span><text:span text:style-name="Strong_20_Emphasis"><text:span text:style-name="T24">ultura: </text:span></text:span><text:span text:style-name="T30">Evaluar si el alcance requiere traductores o si hay factores culturales que afecten a cómo se realiza la auditoría.</text:span></text:p>
        </text:list-item>
        <text:list-item>
          <text:p text:style-name="P44"><text:span text:style-name="Strong_20_Emphasis"><text:span text:style-name="T24">Los </text:span></text:span><text:span text:style-name="Strong_20_Emphasis"><text:span text:style-name="T26">r</text:span></text:span><text:span text:style-name="Strong_20_Emphasis"><text:span text:style-name="T24">iesgos y </text:span></text:span><text:span text:style-name="Strong_20_Emphasis"><text:span text:style-name="T26">o</text:span></text:span><text:span text:style-name="Strong_20_Emphasis"><text:span text:style-name="T24">portunidades: </text:span></text:span><text:span text:style-name="T30">Asegurarse de que el alcance cubra las áreas donde el riesgo de que el programa de auditoría falle sea mayor.</text:span></text:p>
        </text:list-item>
      </text:list>
      <text:p text:style-name="P49"><text:span text:style-name="T44">Ejemplo práctico:</text:span></text:p>
      <text:p text:style-name="P48"><text:span text:style-name="T32">C</text:span><text:span text:style-name="T30">omparación para visuali</text:span><text:span text:style-name="T32">zar</text:span><text:span text:style-name="T30"> la diferencia entre el alcance de la </text:span><text:span text:style-name="Strong_20_Emphasis"><text:span text:style-name="T25">o</text:span></text:span><text:span text:style-name="Strong_20_Emphasis"><text:span text:style-name="T24">rganización </text:span></text:span><text:span text:style-name="T30">y el del </text:span><text:span text:style-name="Strong_20_Emphasis"><text:span text:style-name="T25">p</text:span></text:span><text:span text:style-name="Strong_20_Emphasis"><text:span text:style-name="T24">rograma</text:span></text:span><text:span text:style-name="T30">:</text:span></text:p>
      <text:list text:style-name="L12">
        <text:list-item>
          <text:p text:style-name="P45"><text:span text:style-name="Strong_20_Emphasis"><text:span text:style-name="T24">Alcance de la </text:span></text:span><text:span text:style-name="Strong_20_Emphasis"><text:span text:style-name="T25">o</text:span></text:span><text:span text:style-name="Strong_20_Emphasis"><text:span text:style-name="T24">rganización: </text:span></text:span><text:span text:style-name="T30">"Fabricación de productos cárnicos". (Es general).</text:span></text:p>
        </text:list-item>
        <text:list-item>
          <text:p text:style-name="P45"><text:span text:style-name="Strong_20_Emphasis"><text:span text:style-name="T24">Alcance del </text:span></text:span><text:span text:style-name="Strong_20_Emphasis"><text:span text:style-name="T25">p</text:span></text:span><text:span text:style-name="Strong_20_Emphasis"><text:span text:style-name="T24">rograma de </text:span></text:span><text:span text:style-name="Strong_20_Emphasis"><text:span text:style-name="T25">a</text:span></text:span><text:span text:style-name="Strong_20_Emphasis"><text:span text:style-name="T24">uditoría 2026: </text:span></text:span><text:span text:style-name="T30">Debe ser específico.</text:span></text:p>
          <text:list>
            <text:list-item>
              <text:p text:style-name="P45"><text:span text:style-name="Emphasis"><text:span text:style-name="T40">Ejemplo: </text:span></text:span><text:span text:style-name="T30">"Auditoría de las líneas de despiece, procesos de curado en la planta de Toledo, y gestión de proveedores externos de especias".</text:span></text:p>
            </text:list-item>
          </text:list>
        </text:list-item>
      </text:list>
      <text:p text:style-name="P40"><text:span text:style-name="Strong_20_Emphasis"><text:span text:style-name="T24">¿Por qué es vital </text:span></text:span><text:span text:style-name="Strong_20_Emphasis"><text:span text:style-name="T25">el alcance <text:s/>del programa </text:span></text:span><text:span text:style-name="Strong_20_Emphasis"><text:span text:style-name="T24">en </text:span></text:span><text:span text:style-name="Strong_20_Emphasis"><text:span text:style-name="T25">s</text:span></text:span><text:span text:style-name="Strong_20_Emphasis"><text:span text:style-name="T24">eguridad </text:span></text:span><text:span text:style-name="Strong_20_Emphasis"><text:span text:style-name="T25">a</text:span></text:span><text:span text:style-name="Strong_20_Emphasis"><text:span text:style-name="T24">limentaria?</text:span></text:span><text:span text:style-name="T30"><text:line-break/></text:span><text:span text:style-name="T33">L</text:span><text:span text:style-name="T30">as cadenas de suministro, </text:span><text:span text:style-name="T33">cada vez</text:span><text:span text:style-name="T30"> son complejas. Si el alcance del programa no incluye, por ejemplo, </text:span><text:span text:style-name="Strong_20_Emphasis"><text:span text:style-name="T24">el proceso de limpieza contratado a una empresa externa</text:span></text:span><text:span text:style-name="T30">, el auditor no tendrá autoridad para revisar si esos operarios externos lavan bien sus botas antes de entrar a la zona de alto riesgo.</text:span></text:p>
      <text:p text:style-name="P2"><text:span text:style-name="T38">"Establecer el alcance es ponerle 'vallas' al campo. Según la </text:span><text:span text:style-name="Strong_20_Emphasis"><text:span text:style-name="T29">ISO 19011</text:span></text:span><text:span text:style-name="T38">, el gestor debe asegurar que esas vallas encierren todos los procesos donde la inocuidad del alimento pueda verse comprometida. Si algo queda fuera del alcance, queda fuera de nuestra vigilancia".</text:span></text:p>
      <text:p text:style-name="P33"><text:span text:style-name="T8"/></text:p>
      <text:p text:style-name="P50"><text:span text:style-name="Strong_20_Emphasis"><text:span text:style-name="T42">5.4.4 Determinación de los recursos del programa de auditoría</text:span></text:span></text:p>
      <text:p text:style-name="P12"><text:span text:style-name="T30">El apartado </text:span><text:span text:style-name="Strong_20_Emphasis"><text:span text:style-name="T24">5.4.4 Determinación de los recursos del programa de auditoría </text:span></text:span><text:span text:style-name="T30">es el punto donde aterrizamos la planificación a la realidad económica y logística. </text:span><text:span text:style-name="T38">Aquí es donde el gestor asegura que el programa no sea solo un deseo, sino algo ejecutable.</text:span><text:span text:style-name="T49"><text:line-break/></text:span><text:soft-page-break/><text:span text:style-name="T38">No basta con querer auditar; hay que poder hacerlo. </text:span><text:span text:style-name="T30">El gestor del programa debe asegurar que existan recursos suficientes en estas 5 áreas:</text:span></text:p>
      <text:p text:style-name="P5">1. Recursos <text:span text:style-name="T48">f</text:span>inancieros:</text:p>
      <text:list xml:id="list4047497837" text:style-name="L20">
        <text:list-item>
          <text:p text:style-name="P23">Gastos de viaje y alojamiento (si auditas plantas en otras ciudades o a proveedores).</text:p>
        </text:list-item>
        <text:list-item>
          <text:p text:style-name="P23">Honorarios de auditores externos o de certificación.</text:p>
        </text:list-item>
        <text:list-item>
          <text:p text:style-name="P23">Coste del tiempo de los empleados (cuando auditan, no están produciendo).</text:p>
        </text:list-item>
      </text:list>
      <text:p text:style-name="P28">2. Recursos <text:span text:style-name="T48">h</text:span>umanos:</text:p>
      <text:list xml:id="list534139071" text:style-name="L21">
        <text:list-item>
          <text:p text:style-name="P46"><text:span text:style-name="T30">Disponibilidad de </text:span><text:span text:style-name="Strong_20_Emphasis"><text:span text:style-name="T24">auditores competentes</text:span></text:span><text:span text:style-name="T30">.</text:span></text:p>
        </text:list-item>
        <text:list-item>
          <text:p text:style-name="P46"><text:span text:style-name="T30">Acceso a </text:span><text:span text:style-name="Strong_20_Emphasis"><text:span text:style-name="T24">expertos técnicos </text:span></text:span><text:span text:style-name="T30">(ej. alguien que sepa específicamente de procesos de extrusión o de riesgos microbiológicos complejos en ISO 22000).</text:span></text:p>
        </text:list-item>
      </text:list>
      <text:p text:style-name="P28">3. Recursos <text:span text:style-name="T48">t</text:span>ecnológicos</text:p>
      <text:list xml:id="list2879280274" text:style-name="L22">
        <text:list-item>
          <text:p text:style-name="P47"><text:span text:style-name="Strong_20_Emphasis"><text:span text:style-name="T24">Conectividad: </text:span></text:span><text:span text:style-name="T30">Si haces auditorías remotas, necesitas buena red y plataformas seguras.</text:span></text:p>
        </text:list-item>
        <text:list-item>
          <text:p text:style-name="P47"><text:span text:style-name="Strong_20_Emphasis"><text:span text:style-name="T24">Hardware: </text:span></text:span><text:span text:style-name="T30">Tablets para tomar registros en planta, cámaras o drones para inspección de silos.</text:span></text:p>
        </text:list-item>
        <text:list-item>
          <text:p text:style-name="P47"><text:span text:style-name="Strong_20_Emphasis"><text:span text:style-name="T24">Software: </text:span></text:span><text:span text:style-name="T30">Programas de gestión de auditorías para centralizar los hallazgos y el seguimiento de no conformidades.</text:span></text:p>
        </text:list-item>
      </text:list>
      <text:p text:style-name="P29"><text:span text:style-name="T54">4. Tiempo</text:span></text:p>
      <text:list xml:id="list1063740794" text:style-name="L23">
        <text:list-item>
          <text:p text:style-name="P24">La preparación previa (leer manuales de APPCC).</text:p>
        </text:list-item>
        <text:list-item>
          <text:p text:style-name="P24">La ejecución en la planta.</text:p>
        </text:list-item>
        <text:list-item>
          <text:p text:style-name="P34"><text:span text:style-name="T8">La redacción del informe final.</text:span></text:p>
        </text:list-item>
      </text:list>
      <text:p text:style-name="P30">5. Información, <text:span text:style-name="T53">s</text:span>oporte <text:span text:style-name="T55">y métodos</text:span></text:p>
      <text:list xml:id="list1040267524" text:style-name="L24">
        <text:list-item>
          <text:p text:style-name="P26">Acceso a la documentación necesaria (registros de limpieza, actas de formación, planes de control de plagas) <text:span text:style-name="T55">(A.5)</text:span>.</text:p>
        </text:list-item>
        <text:list-item>
          <text:p text:style-name="P25">Equipos de protección individual (EPIs) para que el auditor entre a las zonas de producción de forma segura.</text:p>
        </text:list-item>
        <text:list-item>
          <text:p text:style-name="P27">Seleccionar los métodos de auditoría (A.1).</text:p>
        </text:list-item>
      </text:list>
      <text:p text:style-name="P36"><text:span text:style-name="T7">Ejemplo práctico:</text:span></text:p>
      <text:p text:style-name="P2"><text:span text:style-name="T30">"Imagine</text:span><text:span text:style-name="T34">mos</text:span><text:span text:style-name="T30"> que el programa dice que auditaremos a un proveedor de envases en otro país. Si el gestor no aplicó el punto </text:span><text:span text:style-name="Strong_20_Emphasis"><text:span text:style-name="T24">5.4.4</text:span></text:span><text:span text:style-name="T30">, llegará el día y se darán cuenta de que no hay presupuesto para el vuelo, el auditor no tiene pasaporte vigente o no hay una tablet para registrar las fotos de la línea de producción. </text:span><text:span text:style-name="Strong_20_Emphasis"><text:span text:style-name="T24">El 5.4.4 es la garantía de que la auditoría realmente sucederá</text:span></text:span><text:span text:style-name="T30">".</text:span></text:p>
      <text:p text:style-name="P40"><text:span text:style-name="T39">En definitiva</text:span><text:span text:style-name="T38"> </text:span><text:span text:style-name="Strong_20_Emphasis"><text:span text:style-name="T29">"Sin recursos, el programa es solo papel"</text:span></text:span><text:span text:style-name="T38">. El gestor debe pelear por estos recursos ante la dirección para asegurar que la vigilancia de la inocuidad alimentaria sea efectiva.</text:span></text:p>
      <text:p text:style-name="P6"><text:soft-page-break/><text:span text:style-name="T57">A.1 </text:span><text:span text:style-name="T5">Métodos de </text:span><text:span text:style-name="T56">a</text:span><text:span text:style-name="T5">uditoría: ¿Cómo obtenemos la evidencia?</text:span></text:p>
      <text:p text:style-name="P14"><text:span text:style-name="T30">En </text:span><text:span text:style-name="T34">la actualidad</text:span><text:span text:style-name="T30">, los métodos de auditoría se dividen según </text:span><text:span text:style-name="Strong_20_Emphasis"><text:span text:style-name="T24">dos ejes principales</text:span></text:span><text:span text:style-name="T30">: el grado de interacción y la ubicación del auditor.</text:span></text:p>
      <table:table table:name="Tabla1" table:style-name="Tabla1">
        <table:table-column table:style-name="Tabla1.A"/>
        <table:table-column table:style-name="Tabla1.B"/>
        <table:table-column table:style-name="Tabla1.C"/>
        <table:table-row>
          <table:table-cell table:style-name="Tabla1.A1" office:value-type="string">
            <text:p text:style-name="P17">Grado de interacción</text:p>
          </table:table-cell>
          <table:table-cell table:style-name="Tabla1.A1" office:value-type="string">
            <text:p text:style-name="P17">Auditoría "<text:span text:style-name="T56">i</text:span>n situ" (<text:span text:style-name="T56">e</text:span>n la planta)</text:p>
          </table:table-cell>
          <table:table-cell table:style-name="Tabla1.C1" office:value-type="string">
            <text:p text:style-name="P17">Auditoría <text:span text:style-name="T56">r</text:span>emota (<text:span text:style-name="T56">a</text:span> distancia)</text:p>
          </table:table-cell>
        </table:table-row>
        <table:table-row>
          <table:table-cell table:style-name="Tabla1.A2" office:value-type="string">
            <text:p text:style-name="P15"><text:span text:style-name="Strong_20_Emphasis"><text:span text:style-name="T47">Con interacción humana</text:span></text:span></text:p>
          </table:table-cell>
          <table:table-cell table:style-name="Tabla1.B2" office:value-type="string">
            <text:p text:style-name="P16">Entrevistas cara a cara, completar listas de verificación con el personal, revisar documentos con el auditado presente.</text:p>
          </table:table-cell>
          <table:table-cell table:style-name="Tabla1.C2" office:value-type="string">
            <text:p text:style-name="P16">Entrevistas por videollamada, observar procesos vía streaming, completar cuestionarios interactivos.</text:p>
          </table:table-cell>
        </table:table-row>
        <table:table-row>
          <table:table-cell table:style-name="Tabla1.A2" office:value-type="string">
            <text:p text:style-name="P15"><text:span text:style-name="Strong_20_Emphasis"><text:span text:style-name="T47">Sin interacción humana</text:span></text:span></text:p>
          </table:table-cell>
          <table:table-cell table:style-name="Tabla1.B3" office:value-type="string">
            <text:p text:style-name="P16">Observar el trabajo real (limpieza de líneas), revisar registros físicos, hacer muestreos de productos.</text:p>
          </table:table-cell>
          <table:table-cell table:style-name="Tabla1.C3" office:value-type="string">
            <text:p text:style-name="P16">Revisar documentos en la "nube", analizar datos de sensores en tiempo real (IoT), observar mediante cámaras de vigilancia.</text:p>
          </table:table-cell>
        </table:table-row>
      </table:table>
      <text:p text:style-name="P20"><text:span text:style-name="T49"><text:line-break/></text:span><text:span text:style-name="T51">Pregunta:</text:span><text:span text:style-name="T50"> </text:span><text:span text:style-name="Emphasis"><text:span text:style-name="T40">"¿Creéis que se puede auditar un Plan APPCC de forma 100% remota?"</text:span></text:span><text:span text:style-name="T30"> </text:span></text:p>
      <text:p text:style-name="P51"><text:span text:style-name="T23">Respuesta:</text:span><text:span text:style-name="T34"> Se puede hacer una auditoría híbrida ya que s</text:span><text:span text:style-name="T30">e pueden revisar los registros y el diseño del plan, pero la </text:span><text:span text:style-name="Strong_20_Emphasis"><text:span text:style-name="T30">ISO 19011 </text:span></text:span><text:span text:style-name="T30">sugiere que la observación directa ("in situ") sigue siendo la mejor forma de verificar que lo que dice el papel es lo que pasa en la realidad de la cocina o fábrica. </text:span></text:p>
      <text:p text:style-name="P7">A.5: Verificación de la <text:span text:style-name="T58">i</text:span>nformación</text:p>
      <text:p text:style-name="P3"><text:span text:style-name="T30">El objetivo de este anexo es asegurar que la evidencia de auditoría sea </text:span><text:span text:style-name="T35">objetiva y </text:span><text:span text:style-name="Strong_20_Emphasis"><text:span text:style-name="T36">fiable, </text:span></text:span><text:span text:style-name="Strong_20_Emphasis"><text:span text:style-name="T37">para ello la información debe ser:</text:span></text:span></text:p>
      <text:list xml:id="list3757430842" text:style-name="L27">
        <text:list-item>
          <text:p text:style-name="P4"><text:span text:style-name="Strong_20_Emphasis"><text:span text:style-name="T28">Completa</text:span></text:span></text:p>
        </text:list-item>
        <text:list-item>
          <text:p text:style-name="P4"><text:span text:style-name="Strong_20_Emphasis"><text:span text:style-name="T28">Correcta</text:span></text:span></text:p>
        </text:list-item>
        <text:list-item>
          <text:p text:style-name="P4"><text:span text:style-name="Strong_20_Emphasis"><text:span text:style-name="T28">Coherente</text:span></text:span></text:p>
        </text:list-item>
        <text:list-item>
          <text:p text:style-name="P4"><text:span text:style-name="Strong_20_Emphasis"><text:span text:style-name="T28">Actual</text:span></text:span></text:p>
        </text:list-item>
      </text:list>
      <text:list text:style-name="L26">
        <text:list-header>
          <text:p text:style-name="P18"><text:span text:style-name="Strong_20_Emphasis"><text:span text:style-name="T45">Ejemplo </text:span></text:span><text:span text:style-name="Strong_20_Emphasis"><text:span text:style-name="T46">práctico</text:span></text:span><text:span text:style-name="Strong_20_Emphasis"><text:span text:style-name="T45">:</text:span></text:span></text:p>
        </text:list-header>
      </text:list>
      <text:p text:style-name="P19"><text:span text:style-name="T30">Si el responsable de calidad dice que "todos los operarios están capacitados en alérgenos" (Entrevista), el auditor debe ir a los registros de formación (Documento) y luego preguntarle a un operario en la línea cómo identifica un alérgeno (Observación/Entrevista). </text:span><text:span text:style-name="Strong_20_Emphasis"><text:span text:style-name="T24">Si las tres fuentes coinciden, la información está verificad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27T09:46:12.362000000</meta:creation-date>
    <dc:date>2026-01-27T11:16:22.858000000</dc:date>
    <meta:editing-duration>PT1H30M5S</meta:editing-duration>
    <meta:editing-cycles>11</meta:editing-cycles>
    <meta:generator>LibreOffice/7.5.0.3$Windows_X86_64 LibreOffice_project/c21113d003cd3efa8c53188764377a8272d9d6de</meta:generator>
    <meta:document-statistic meta:table-count="1" meta:image-count="0" meta:object-count="0" meta:page-count="5" meta:paragraph-count="92" meta:word-count="1736" meta:character-count="10835" meta:non-whitespace-character-count="9232"/>
  </office:meta>
</office:document-meta>
</file>